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nl" fo:country="NL" style:text-underline-style="none"/>
    </style:style>
    <style:style style:name="P2" style:family="paragraph" style:parent-style-name="Text_20_body" style:list-style-name="L10">
      <style:text-properties fo:language="nl" fo:country="NL" style:text-underline-style="none"/>
    </style:style>
    <style:style style:name="P3" style:family="paragraph" style:parent-style-name="Text_20_body">
      <style:paragraph-properties fo:text-align="justify" style:justify-single-word="false"/>
      <style:text-properties fo:language="nl" fo:country="NL" style:text-underline-style="none" style:language-asian="zxx" style:country-asian="none" style:language-complex="zxx" style:country-complex="none"/>
    </style:style>
    <style:style style:name="P4" style:family="paragraph" style:parent-style-name="Text_20_body" style:list-style-name="L1">
      <style:paragraph-properties fo:text-align="justify" style:justify-single-word="false"/>
      <style:text-properties fo:language="nl" fo:country="NL" style:text-underline-style="none" style:language-asian="zxx" style:country-asian="none" style:language-complex="zxx" style:country-complex="none"/>
    </style:style>
    <style:style style:name="P5" style:family="paragraph" style:parent-style-name="Text_20_body" style:list-style-name="L2">
      <style:paragraph-properties fo:text-align="justify" style:justify-single-word="false"/>
      <style:text-properties fo:language="nl" fo:country="NL" style:text-underline-style="none" style:language-asian="zxx" style:country-asian="none" style:language-complex="zxx" style:country-complex="none"/>
    </style:style>
    <style:style style:name="P6" style:family="paragraph" style:parent-style-name="Text_20_body" style:list-style-name="L3">
      <style:paragraph-properties fo:text-align="justify" style:justify-single-word="false"/>
      <style:text-properties fo:language="nl" fo:country="NL" style:text-underline-style="none" style:language-asian="zxx" style:country-asian="none" style:language-complex="zxx" style:country-complex="none"/>
    </style:style>
    <style:style style:name="P7" style:family="paragraph" style:parent-style-name="Text_20_body" style:list-style-name="L4">
      <style:paragraph-properties fo:text-align="justify" style:justify-single-word="false"/>
      <style:text-properties fo:language="nl" fo:country="NL" style:text-underline-style="none" style:language-asian="zxx" style:country-asian="none" style:language-complex="zxx" style:country-complex="none"/>
    </style:style>
    <style:style style:name="P8" style:family="paragraph" style:parent-style-name="Text_20_body" style:list-style-name="L5">
      <style:paragraph-properties fo:text-align="justify" style:justify-single-word="false"/>
      <style:text-properties fo:language="nl" fo:country="NL" style:text-underline-style="none" style:language-asian="zxx" style:country-asian="none" style:language-complex="zxx" style:country-complex="none"/>
    </style:style>
    <style:style style:name="P9" style:family="paragraph" style:parent-style-name="Text_20_body" style:list-style-name="L6">
      <style:paragraph-properties fo:text-align="justify" style:justify-single-word="false"/>
      <style:text-properties fo:language="nl" fo:country="NL" style:text-underline-style="none" style:language-asian="zxx" style:country-asian="none" style:language-complex="zxx" style:country-complex="none"/>
    </style:style>
    <style:style style:name="P10" style:family="paragraph" style:parent-style-name="Text_20_body" style:list-style-name="L7">
      <style:paragraph-properties fo:text-align="justify" style:justify-single-word="false"/>
      <style:text-properties fo:language="nl" fo:country="NL" style:text-underline-style="none" style:language-asian="zxx" style:country-asian="none" style:language-complex="zxx" style:country-complex="none"/>
    </style:style>
    <style:style style:name="P11" style:family="paragraph" style:parent-style-name="Text_20_body" style:list-style-name="L8">
      <style:paragraph-properties fo:text-align="justify" style:justify-single-word="false"/>
      <style:text-properties fo:language="nl" fo:country="NL" style:text-underline-style="none" style:language-asian="zxx" style:country-asian="none" style:language-complex="zxx" style:country-complex="none"/>
    </style:style>
    <style:style style:name="P12" style:family="paragraph" style:parent-style-name="Text_20_body" style:list-style-name="L9">
      <style:paragraph-properties fo:text-align="justify" style:justify-single-word="false"/>
      <style:text-properties fo:language="nl" fo:country="NL" style:text-underline-style="none" style:language-asian="zxx" style:country-asian="none" style:language-complex="zxx" style:country-complex="none"/>
    </style:style>
    <style:style style:name="P13" style:family="paragraph" style:parent-style-name="Text_20_body" style:list-style-name="L11">
      <style:paragraph-properties fo:text-align="justify" style:justify-single-word="false"/>
      <style:text-properties fo:language="nl" fo:country="NL" style:text-underline-style="none"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nl" fo:country="NL" style:text-underline-style="solid" style:text-underline-width="auto" style:text-underline-color="font-color" style:language-asian="zxx" style:country-asian="none" style:language-complex="zxx" style:country-complex="none"/>
    </style:style>
    <style:style style:name="P15" style:family="paragraph" style:parent-style-name="Heading_20_1">
      <style:paragraph-properties fo:text-align="start" style:justify-single-word="false"/>
      <style:text-properties style:font-name="arial" fo:font-size="14pt" fo:language="nl" fo:country="NL" style:font-size-asian="14pt" style:font-size-complex="14pt"/>
    </style:style>
    <style:style style:name="P16" style:family="paragraph" style:parent-style-name="Heading_20_2">
      <style:paragraph-properties fo:text-align="justify" style:justify-single-word="false"/>
      <style:text-properties fo:language="nl" fo:country="NL"/>
    </style:style>
    <style:style style:name="P17" style:family="paragraph" style:parent-style-name="Heading_20_3">
      <style:text-properties fo:language="nl" fo:country="NL" style:text-underline-style="solid" style:text-underline-width="auto" style:text-underline-color="font-color"/>
    </style:style>
    <style:style style:name="P18" style:family="paragraph" style:parent-style-name="Heading_20_3">
      <style:paragraph-properties fo:text-align="justify" style:justify-single-word="false"/>
      <style:text-properties fo:language="nl" fo:country="NL" style:text-underline-style="solid" style:text-underline-width="auto" style:text-underline-color="font-color"/>
    </style:style>
    <style:style style:name="T1" style:family="text">
      <style:text-properties style:font-name="Liberation Serif1"/>
    </style:style>
    <style:style style:name="T2"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Projectvoorstel T&amp;A</text:h>
      <text:h text:style-name="P16" text:outline-level="2">Koen Pauwels, Ajaya Adhikari, Rafael De Smet</text:h>
      <text:h text:style-name="P17" text:outline-level="3">Fase 1:</text:h>
      <text:p text:style-name="P1">De algoritmes die we zullen implementeren zijn:</text:p>
      <text:list xml:id="list1884586008" text:style-name="L10">
        <text:list-item>
          <text:p text:style-name="P2"><text:span text:style-name="T1">Omzetting ε</text:span><text:span text:style-name="T2">-NFA naar DFA (Rafael De Smet)</text:span></text:p>
        </text:list-item>
        <text:list-item>
          <text:p text:style-name="P2"><text:span text:style-name="T2">Omzetting DFA naar regex (Ajaya Adhikari)</text:span></text:p>
        </text:list-item>
        <text:list-item>
          <text:p text:style-name="P2"><text:span text:style-name="T2">DFA minimalisatie door table-filling algoritme (Koen Pauwels)</text:span></text:p>
        </text:list-item>
      </text:list>
      <text:h text:style-name="P18" text:outline-level="3">Fase 2:</text:h>
      <text:p text:style-name="P3">Als project hebben we gekozen om de werking van een ziekenhuis te simuleren. </text:p>
      <text:p text:style-name="P3">Het nut hiervan is het ondersteunen van de vlotte werking van een ziekenhuis, zodat de patiënt zo min mogelijk last ondervindt. We doen dit door een aantal basisactoren te simuleren aan de hand van automaten. We hebben als basisactoren gekozen voor een patiënt, een balie, een aantal dokters. Het project is geschikt voor de conferentie omdat het een internationaal toepasbaar systeem gebaseerd op de principes van Talen &amp; Automaten.</text:p>
      <text:p text:style-name="P3">De actoren ondergaan transities als gevolg van hun eigen handelingen, de handelingen van anderen of externe gebeurtenissen.</text:p>
      <text:p text:style-name="P3">De toestanden en transities van een patiënt:</text:p>
      <text:list xml:id="list8117274341" text:style-name="L1">
        <text:list-item>
          <text:p text:style-name="P4">Starttoestand: toestand 1</text:p>
        </text:list-item>
      </text:list>
      <text:list xml:id="list1511855832" text:style-name="L2">
        <text:list-item>
          <text:p text:style-name="P5">Toestanden:</text:p>
        </text:list-item>
      </text:list>
      <text:list xml:id="list133640636" text:continue-list="list8117274341" text:style-name="L1">
        <text:list-item>
          <text:list>
            <text:list-item>
              <text:p text:style-name="P4">Ongeregistreerd</text:p>
            </text:list-item>
            <text:list-item>
              <text:p text:style-name="P4">Geregistreerd en wachtend</text:p>
            </text:list-item>
            <text:list-item>
              <text:p text:style-name="P4">In behandeling</text:p>
            </text:list-item>
            <text:list-item>
              <text:p text:style-name="P4">Genezen en ontslagen uit het ziekenhuis</text:p>
            </text:list-item>
            <text:list-item>
              <text:p text:style-name="P4">Niet genezen en ontslagen uit het ziekenhuis</text:p>
            </text:list-item>
            <text:list-item>
              <text:p text:style-name="P4">Dood</text:p>
            </text:list-item>
          </text:list>
        </text:list-item>
      </text:list>
      <text:list xml:id="list1410797129" text:style-name="L3">
        <text:list-item>
          <text:p text:style-name="P6">Accepttoestanden: toestanden 4, 5 en 6</text:p>
        </text:list-item>
      </text:list>
      <text:p text:style-name="P3"/>
      <text:p text:style-name="P3">De toestanden en transities van de balie:</text:p>
      <text:list xml:id="list1533978631" text:style-name="L4">
        <text:list-item>
          <text:p text:style-name="P7">Starttoestand: toestand 1</text:p>
        </text:list-item>
        <text:list-item>
          <text:p text:style-name="P7">Toestanden:</text:p>
          <text:list>
            <text:list-item>
              <text:p text:style-name="P7">Wachten op een patiënt</text:p>
            </text:list-item>
            <text:list-item>
              <text:p text:style-name="P7">Bezig zijn met binnenkomende patiënten</text:p>
            </text:list-item>
          </text:list>
        </text:list-item>
      </text:list>
      <text:list xml:id="list1746432086" text:style-name="L5">
        <text:list-item>
          <text:p text:style-name="P8">Accepttoestand:<text:line-break/><text:tab/>Geen<text:line-break/><text:line-break/></text:p>
        </text:list-item>
        <text:list-item>
          <text:p text:style-name="P8"><text:soft-page-break/>Transities, deze passen de eigen toestand niet aan, maar triggeren wel andere automaten. Zo veranderen de toestanden van de andere automaten.</text:p>
          <text:list>
            <text:list-item>
              <text:p text:style-name="P8">Patiënt meldt zich aan</text:p>
            </text:list-item>
            <text:list-item>
              <text:p text:style-name="P8">Patiënt naar wachtzaal sturen, agenda juiste dokters aanpassen</text:p>
            </text:list-item>
          </text:list>
        </text:list-item>
      </text:list>
      <text:p text:style-name="P3"/>
      <text:p text:style-name="P3">De toestanden en transities van een dokter:</text:p>
      <text:list xml:id="list535483240" text:continue-list="list1533978631" text:style-name="L4">
        <text:list-item>
          <text:p text:style-name="P7">Starttoestand: 1</text:p>
        </text:list-item>
        <text:list-item>
          <text:p text:style-name="P7">Toestanden:</text:p>
          <text:list>
            <text:list-item>
              <text:p text:style-name="P7">Wachten</text:p>
            </text:list-item>
            <text:list-item>
              <text:p text:style-name="P7">Werken</text:p>
            </text:list-item>
            <text:list-item>
              <text:p text:style-name="P7">Thuis</text:p>
            </text:list-item>
          </text:list>
        </text:list-item>
      </text:list>
      <text:list xml:id="list1691330561" text:style-name="L6">
        <text:list-item>
          <text:p text:style-name="P9">Accepttoestand: 3</text:p>
        </text:list-item>
      </text:list>
      <text:list xml:id="list2021794279" text:style-name="L7">
        <text:list-item>
          <text:p text:style-name="P10">Transities, deze passen de eigen toestand niet aan, maar triggeren wel andere automaten. Zo veranderen de toestanden van de andere automaten.</text:p>
          <text:list>
            <text:list-item>
              <text:p text:style-name="P10">Agenda controleren</text:p>
            </text:list-item>
            <text:list-item>
              <text:p text:style-name="P10">Patiënt gaan halen en behandelen</text:p>
            </text:list-item>
            <text:list-item>
              <text:p text:style-name="P10">Patiënt ontslaan (patiënt is genezen)</text:p>
            </text:list-item>
            <text:list-item>
              <text:p text:style-name="P10">Patiënt binnenhouden (patiënt is niet genezen)</text:p>
            </text:list-item>
            <text:list-item>
              <text:p text:style-name="P10">Patiënt doodverklaren</text:p>
            </text:list-item>
            <text:list-item>
              <text:p text:style-name="P10">Naar huis gaan</text:p>
            </text:list-item>
          </text:list>
        </text:list-item>
      </text:list>
      <text:p text:style-name="P3"/>
      <text:p text:style-name="P14">Mogelijke uitbreidingen:</text:p>
      <text:p text:style-name="P3">Om het systeem uit te breiden, kunnen we nog een paar extensies toevoegen. </text:p>
      <text:p text:style-name="P3">Fase 1:</text:p>
      <text:list xml:id="list345077960" text:style-name="L11">
        <text:list-item>
          <text:p text:style-name="P13">Omzetting van regex naar DFA</text:p>
        </text:list-item>
      </text:list>
      <text:p text:style-name="P3">Fase 2:</text:p>
      <text:list xml:id="list1610196586" text:style-name="L8">
        <text:list-item>
          <text:p text:style-name="P11">Een wachtrij simuleren aan de balie </text:p>
        </text:list-item>
      </text:list>
      <text:list xml:id="list831539370" text:style-name="L9">
        <text:list-item>
          <text:p text:style-name="P12">Dokter kan zelf plannen om een patiënt terug te bezoeken</text:p>
        </text:list-item>
        <text:list-item>
          <text:p text:style-name="P12">Spoed en niet-spoed onderscheiden: Spoed werkt aan de hand van een priority queue en niet-spoed werkt aan de hand van een gewone queue.</text:p>
        </text:list-item>
        <text:list-item>
          <text:p text:style-name="P12">Onderscheid maken tussen een patiënt met afspraak en één zonder afspraak (in de niet-spoed afdeling)</text:p>
        </text:list-item>
        <text:list-item>
          <text:p text:style-name="P12">Beperkt aantal kamers voor patiënten</text:p>
        </text:list-item>
        <text:list-item>
          <text:p text:style-name="P12">Ruimtelijke voorstelling van het ziekenhu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g </meta:initial-creator>
    <meta:creation-date>2014-03-31T10:41:19</meta:creation-date>
    <dc:date>2014-04-02T10:23:46</dc:date>
    <meta:editing-duration>PT1H26M51S</meta:editing-duration>
    <meta:editing-cycles>11</meta:editing-cycles>
    <meta:generator>LibreOffice/3.5$Linux_X86_64 LibreOffice_project/350m1$Build-2</meta:generator>
    <meta:document-statistic meta:table-count="0" meta:image-count="0" meta:object-count="0" meta:page-count="2" meta:paragraph-count="55" meta:word-count="418" meta:character-count="2564" meta:non-whitespace-character-count="2235"/>
  </office:meta>
</office:document-meta>
</file>